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in" fo:border="none" style:writing-mode="page"/>
    </style:style>
    <style:style style:name="Table1.4" style:family="table-row">
      <style:table-row-properties style:min-row-height="0.241in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style:font-name="Times New Roman" officeooo:rsid="00206516" officeooo:paragraph-rsid="00206516"/>
    </style:style>
    <style:style style:name="P3" style:family="paragraph" style:parent-style-name="Standard">
      <style:text-properties style:font-name="Times New Roman" fo:font-weight="bold" officeooo:rsid="007cf309" officeooo:paragraph-rsid="007cf309" style:font-weight-asian="bold" style:font-weight-complex="bold"/>
    </style:style>
    <style:style style:name="P4" style:family="paragraph" style:parent-style-name="Standard">
      <style:text-properties style:font-name="Times New Roman" fo:font-weight="bold" officeooo:rsid="009236ad" officeooo:paragraph-rsid="009236ad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b1ee30" officeooo:paragraph-rsid="00b1ee30" style:font-weight-asian="bold" style:font-weight-complex="bold"/>
    </style:style>
    <style:style style:name="P6" style:family="paragraph" style:parent-style-name="Table_20_Contents">
      <style:text-properties style:font-name="Times New Roman" officeooo:rsid="007b3e59" officeooo:paragraph-rsid="007b3e59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7b3e59" officeooo:paragraph-rsid="007b3e5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 New Roman" officeooo:rsid="00b1ee30" officeooo:paragraph-rsid="00b1ee30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paragraph-rsid="00d18366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paragraph-rsid="00d3339a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paragraph-rsid="00d7e137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officeooo:rsid="0094844b" officeooo:paragraph-rsid="00d18366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officeooo:rsid="00d5c928" officeooo:paragraph-rsid="00d5c928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officeooo:rsid="00d5c928" officeooo:paragraph-rsid="00d8aed1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rsid="00d7876d" officeooo:paragraph-rsid="00d7876d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0ac45" officeooo:paragraph-rsid="00d46fa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d1836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d46fa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d5c92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dcbc9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e086e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94844b" officeooo:paragraph-rsid="00d1836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94844b" officeooo:paragraph-rsid="00dde13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94844b" officeooo:paragraph-rsid="00e4244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end" style:justify-single-word="false"/>
      <style:text-properties style:font-name="Times New Roman" fo:font-size="12pt" fo:font-weight="normal" officeooo:rsid="00a66a71" officeooo:paragraph-rsid="00d46fa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dde135" officeooo:paragraph-rsid="00dde13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94844b" officeooo:paragraph-rsid="00d18366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2pt" fo:font-weight="bold" officeooo:rsid="0094844b" officeooo:paragraph-rsid="00d46fa4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2pt" fo:font-weight="bold" officeooo:rsid="0094844b" officeooo:paragraph-rsid="00d18366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2pt" fo:font-weight="bold" officeooo:rsid="0094844b" officeooo:paragraph-rsid="00e086e2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2pt" fo:font-weight="bold" officeooo:rsid="00d46fa4" officeooo:paragraph-rsid="00d46fa4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style:text-underline-style="solid" style:text-underline-width="auto" style:text-underline-color="font-color" officeooo:rsid="00d7876d" officeooo:paragraph-rsid="00d7876d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c264e" officeooo:paragraph-rsid="00d46fa4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Times New Roman" fo:font-weight="normal" officeooo:rsid="00267fa4" officeooo:paragraph-rsid="005e704c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weight="normal" officeooo:rsid="00a0ac45" officeooo:paragraph-rsid="00d46fa4" style:font-weight-asian="normal" style:font-weight-complex="normal"/>
    </style:style>
    <style:style style:name="P36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d46fa4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7cf309" officeooo:paragraph-rsid="009770fe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7cf309" officeooo:paragraph-rsid="00820596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officeooo:paragraph-rsid="00e086e2"/>
    </style:style>
    <style:style style:name="P40" style:family="paragraph" style:parent-style-name="Standard">
      <style:paragraph-properties fo:text-align="start" style:justify-single-word="false"/>
      <style:text-properties officeooo:paragraph-rsid="00e42446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Times New Roman" fo:font-size="12pt" officeooo:rsid="00d7876d" officeooo:paragraph-rsid="00d8aed1" style:font-size-asian="12pt" style:font-size-complex="12pt"/>
    </style:style>
    <style:style style:name="P42" style:family="paragraph" style:parent-style-name="Standard" style:list-style-name="L2">
      <style:paragraph-properties fo:text-align="justify" style:justify-single-word="false"/>
      <style:text-properties style:font-name="Times New Roman" fo:font-size="12pt" officeooo:rsid="00d7e137" officeooo:paragraph-rsid="00d8aed1" style:font-size-asian="12pt" style:font-size-complex="12pt"/>
    </style:style>
    <style:style style:name="P43" style:family="paragraph" style:parent-style-name="Standard" style:list-style-name="L3">
      <style:paragraph-properties fo:text-align="justify" style:justify-single-word="false"/>
      <style:text-properties style:font-name="Times New Roman" fo:font-size="12pt" fo:font-weight="normal" officeooo:rsid="00dde135" officeooo:paragraph-rsid="00dde135" style:font-size-asian="12pt" style:font-weight-asian="normal" style:font-size-complex="12pt" style:font-weight-complex="normal"/>
    </style:style>
    <style:style style:name="P44" style:family="paragraph" style:parent-style-name="Standard" style:list-style-name="L5">
      <style:paragraph-properties fo:text-align="justify" style:justify-single-word="false"/>
      <style:text-properties style:font-name="Times New Roman" fo:font-size="12pt" fo:font-weight="normal" officeooo:rsid="00e1049c" officeooo:paragraph-rsid="00e1049c" style:font-size-asian="12pt" style:font-weight-asian="normal" style:font-size-complex="12pt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style:font-name="Times New Roman" fo:font-size="12pt" fo:font-weight="normal" officeooo:rsid="0094844b" officeooo:paragraph-rsid="00e203f5" style:font-size-asian="12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officeooo:paragraph-rsid="00e42446"/>
    </style:style>
    <style:style style:name="P47" style:family="paragraph" style:parent-style-name="Standard" style:list-style-name="L5">
      <style:paragraph-properties fo:text-align="justify" style:justify-single-word="false"/>
      <style:text-properties officeooo:rsid="00e086e2" officeooo:paragraph-rsid="00e086e2"/>
    </style:style>
    <style:style style:name="P48" style:family="paragraph" style:parent-style-name="Standard" style:list-style-name="L5">
      <style:paragraph-properties fo:text-align="justify" style:justify-single-word="false"/>
      <style:text-properties officeooo:paragraph-rsid="00e086e2"/>
    </style:style>
    <style:style style:name="P49" style:family="paragraph" style:parent-style-name="Standard" style:list-style-name="L5">
      <style:paragraph-properties fo:text-align="justify" style:justify-single-word="false"/>
      <style:text-properties officeooo:paragraph-rsid="00e104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6369" style:font-weight-asian="bold" style:font-weight-complex="bold"/>
    </style:style>
    <style:style style:name="T3" style:family="text">
      <style:text-properties fo:font-weight="bold" officeooo:rsid="002455a7" style:font-weight-asian="bold" style:font-weight-complex="bold"/>
    </style:style>
    <style:style style:name="T4" style:family="text">
      <style:text-properties fo:font-weight="bold" officeooo:rsid="009926d6" style:font-weight-asian="bold" style:font-weight-complex="bold"/>
    </style:style>
    <style:style style:name="T5" style:family="text">
      <style:text-properties fo:font-weight="bold" officeooo:rsid="00938c35" style:font-weight-asian="bold" style:font-weight-complex="bold"/>
    </style:style>
    <style:style style:name="T6" style:family="text">
      <style:text-properties fo:font-weight="bold" officeooo:rsid="00d18366" style:font-weight-asian="bold" style:font-weight-complex="bold"/>
    </style:style>
    <style:style style:name="T7" style:family="text">
      <style:text-properties fo:font-weight="bold" officeooo:rsid="00d36628" style:font-weight-asian="bold" style:font-weight-complex="bold"/>
    </style:style>
    <style:style style:name="T8" style:family="text">
      <style:text-properties fo:font-weight="bold" officeooo:rsid="00e3bba4" style:font-weight-asian="bold" style:font-weight-complex="bold"/>
    </style:style>
    <style:style style:name="T9" style:family="text">
      <style:text-properties fo:font-weight="normal" officeooo:rsid="002455a7" style:font-weight-asian="normal" style:font-weight-complex="normal"/>
    </style:style>
    <style:style style:name="T10" style:family="text">
      <style:text-properties fo:font-weight="normal" officeooo:rsid="00db78f9" style:font-weight-asian="normal" style:font-weight-complex="normal"/>
    </style:style>
    <style:style style:name="T11" style:family="text">
      <style:text-properties officeooo:rsid="007cf309"/>
    </style:style>
    <style:style style:name="T12" style:family="text">
      <style:text-properties officeooo:rsid="008b1937"/>
    </style:style>
    <style:style style:name="T13" style:family="text">
      <style:text-properties officeooo:rsid="00ce362b"/>
    </style:style>
    <style:style style:name="T14" style:family="text">
      <style:text-properties officeooo:rsid="00d18366"/>
    </style:style>
    <style:style style:name="T15" style:family="text">
      <style:text-properties officeooo:rsid="00938c35"/>
    </style:style>
    <style:style style:name="T16" style:family="text">
      <style:text-properties officeooo:rsid="0093ce13"/>
    </style:style>
    <style:style style:name="T17" style:family="text">
      <style:text-properties officeooo:rsid="0094844b"/>
    </style:style>
    <style:style style:name="T18" style:family="text">
      <style:text-properties officeooo:rsid="0097c925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93ce13"/>
    </style:style>
    <style:style style:name="T21" style:family="text">
      <style:text-properties style:text-underline-style="solid" style:text-underline-width="auto" style:text-underline-color="font-color" officeooo:rsid="00d36628"/>
    </style:style>
    <style:style style:name="T22" style:family="text">
      <style:text-properties style:text-underline-style="solid" style:text-underline-width="auto" style:text-underline-color="font-color" officeooo:rsid="00d5c928"/>
    </style:style>
    <style:style style:name="T23" style:family="text">
      <style:text-properties style:text-underline-style="solid" style:text-underline-width="auto" style:text-underline-color="font-color" officeooo:rsid="00dcbc98"/>
    </style:style>
    <style:style style:name="T24" style:family="text">
      <style:text-properties officeooo:rsid="00d252cf"/>
    </style:style>
    <style:style style:name="T25" style:family="text">
      <style:text-properties officeooo:rsid="00d3339a"/>
    </style:style>
    <style:style style:name="T26" style:family="text">
      <style:text-properties fo:font-style="italic" officeooo:rsid="00d18366" style:font-style-asian="italic" style:font-style-complex="italic"/>
    </style:style>
    <style:style style:name="T27" style:family="text">
      <style:text-properties officeooo:rsid="00d36628"/>
    </style:style>
    <style:style style:name="T28" style:family="text">
      <style:text-properties officeooo:rsid="00d46fa4"/>
    </style:style>
    <style:style style:name="T29" style:family="text">
      <style:text-properties fo:font-size="14pt" fo:font-weight="bold" officeooo:rsid="00a66a71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d46fa4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e46729" style:font-size-asian="14pt" style:font-weight-asian="bold" style:font-size-complex="14pt" style:font-weight-complex="bold"/>
    </style:style>
    <style:style style:name="T32" style:family="text">
      <style:text-properties officeooo:rsid="00b0fa8b"/>
    </style:style>
    <style:style style:name="T33" style:family="text">
      <style:text-properties officeooo:rsid="00a895f3"/>
    </style:style>
    <style:style style:name="T34" style:family="text">
      <style:text-properties officeooo:rsid="00d5c928"/>
    </style:style>
    <style:style style:name="T35" style:family="text">
      <style:text-properties officeooo:rsid="00d7876d"/>
    </style:style>
    <style:style style:name="T36" style:family="text">
      <style:text-properties officeooo:rsid="00d7e137"/>
    </style:style>
    <style:style style:name="T37" style:family="text">
      <style:text-properties officeooo:rsid="00d8aed1"/>
    </style:style>
    <style:style style:name="T38" style:family="text">
      <style:text-properties officeooo:rsid="00daac35"/>
    </style:style>
    <style:style style:name="T39" style:family="text">
      <style:text-properties officeooo:rsid="00db78f9"/>
    </style:style>
    <style:style style:name="T40" style:family="text">
      <style:text-properties officeooo:rsid="00dde135"/>
    </style:style>
    <style:style style:name="T41" style:family="text">
      <style:text-properties officeooo:rsid="00dea2c6"/>
    </style:style>
    <style:style style:name="T42" style:family="text">
      <style:text-properties officeooo:rsid="00e086e2"/>
    </style:style>
    <style:style style:name="T4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="Times New Roman" fo:font-size="12pt" fo:font-weight="normal" officeooo:rsid="0094844b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fo:font-weight="normal" officeooo:rsid="00e086e2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2pt" fo:font-weight="normal" officeooo:rsid="00e1049c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officeooo:rsid="0094844b" style:font-size-asian="12pt" style:font-size-complex="12pt"/>
    </style:style>
    <style:style style:name="T48" style:family="text">
      <style:text-properties style:font-name="Times New Roman" fo:font-size="12pt" fo:font-weight="bold" officeooo:rsid="00e086e2" style:font-size-asian="12pt" style:font-weight-asian="bold" style:font-size-complex="12pt" style:font-weight-complex="bold"/>
    </style:style>
    <style:style style:name="T49" style:family="text">
      <style:text-properties style:font-name="Times New Roman" fo:font-size="12pt" fo:font-weight="bold" officeooo:rsid="0094844b" style:font-size-asian="12pt" style:font-weight-asian="bold" style:font-size-complex="12pt" style:font-weight-complex="bold"/>
    </style:style>
    <style:style style:name="T50" style:family="text">
      <style:text-properties officeooo:rsid="00e203f5"/>
    </style:style>
    <style:style style:name="T51" style:family="text">
      <style:text-properties officeooo:rsid="00e42446"/>
    </style:style>
    <style:style style:name="T52" style:family="text">
      <style:text-properties officeooo:rsid="00e46729"/>
    </style:style>
    <style:style style:name="T53" style:family="text">
      <style:text-properties officeooo:rsid="00e46e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4">Final </text:span>Exa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4">Inglés IX</text:p>
          </table:table-cell>
        </table:table-row>
        <table:table-row>
          <table:table-cell table:style-name="Table1.A1" office:value-type="string">
            <text:p text:style-name="P8">Term:</text:p>
          </table:table-cell>
          <table:table-cell table:style-name="Table1.A1" office:value-type="string">
            <text:p text:style-name="P5">25-3</text:p>
          </table:table-cell>
        </table:table-row>
        <table:table-row>
          <table:table-cell table:style-name="Table1.A1" office:value-type="string">
            <text:p text:style-name="P8">Instructor:</text:p>
          </table:table-cell>
          <table:table-cell table:style-name="Table1.A1" office:value-type="string">
            <text:p text:style-name="P5">Marron</text:p>
          </table:table-cell>
        </table:table-row>
        <table:table-row table:style-name="Table1.4">
          <table:table-cell table:style-name="Table1.A1" office:value-type="string">
            <text:p text:style-name="P6"><text:span text:style-name="T11">Exam </text:span>Date:</text:p>
          </table:table-cell>
          <table:table-cell table:style-name="Table1.A1" office:value-type="string">
            <text:p text:style-name="P3"><text:span text:style-name="T14">August 12</text:span><text:span text:style-name="T13">,</text:span> 2025</text:p>
          </table:table-cell>
        </table:table-row>
      </table:table>
      <text:p text:style-name="P2"/>
      <text:p text:style-name="P9"><text:span text:style-name="T2">General </text:span><text:span text:style-name="T3">Instructions: </text:span>This is a <text:span text:style-name="T5">take-home </text:span><text:span text:style-name="T1">exam</text:span>. <text:span text:style-name="T17">Please do your own work. </text:span><text:span text:style-name="T34">A</text:span><text:span text:style-name="T18">cademic integrity is always your choice.</text:span></text:p>
      <text:p text:style-name="P9"/>
      <text:p text:style-name="P10"><text:span text:style-name="T15">Th</text:span><text:span text:style-name="T39">is</text:span><text:span text:style-name="T15"> </text:span><text:span text:style-name="T25">final </text:span><text:span text:style-name="T15">exam </text:span><text:span text:style-name="T14">consists solely </text:span><text:span text:style-name="T25">in</text:span><text:span text:style-name="T14"> </text:span><text:span text:style-name="T25">writing </text:span><text:span text:style-name="T14">a formal critique</text:span><text:span text:style-name="T12"> </text:span><text:span text:style-name="T14">of Ruldofo Anaya’s novel, </text:span><text:span text:style-name="T26">Bless Me, Ultima</text:span><text:span text:style-name="T14">. The critique </text:span><text:span text:style-name="T25">will be considered an academic paper and thus </text:span><text:span text:style-name="T14">must </text:span><text:span text:style-name="T24">follow </text:span><text:span text:style-name="T25">specific </text:span><text:span text:style-name="T24">outline and formatting requirements </text:span><text:span text:style-name="T25">(see below)</text:span><text:span text:style-name="T24">. The </text:span><text:span text:style-name="T25">critique </text:span><text:span text:style-name="T24">should </text:span><text:span text:style-name="T25">contain about 1</text:span><text:span text:style-name="T28">3</text:span><text:span text:style-name="T25">00 words or about </text:span><text:span text:style-name="T24">3+ </text:span><text:span text:style-name="T27">pages of </text:span><text:span text:style-name="T25">single-spaced </text:span><text:span text:style-name="T24">text. </text:span><text:span text:style-name="T27">Print </text:span><text:span text:style-name="T34">your paper </text:span><text:span text:style-name="T27">double-sided if possible and m</text:span><text:span text:style-name="T16">ake sure your </text:span><text:span text:style-name="T20">name and the date are written in the top right-hand corner of every </text:span><text:span text:style-name="T21">separate page.</text:span></text:p>
      <text:p text:style-name="P9"/>
      <text:p text:style-name="P14"><text:span text:style-name="T39">Note that y</text:span>our critique will evaluate the development of two <text:span text:style-name="T35">(2) </text:span>themes and <text:span text:style-name="T40">will </text:span><text:span text:style-name="T39">evaluate </text:span>two <text:span text:style-name="T35">(2)</text:span> characters <text:span text:style-name="T37">or character sets </text:span><text:span text:style-name="T52">A character set is a group of characters that can be evaluated as a single unit. </text:span><text:span text:style-name="T40">For example, </text:span><text:span text:style-name="T51">Tony’s older brothers (</text:span><text:span text:style-name="T36">Andrew, Eugene, and León</text:span><text:span text:style-name="T51">)</text:span><text:span text:style-name="T36"> </text:span><text:span text:style-name="T51">are considered as a </text:span><text:span text:style-name="T37">character set. Select</text:span> <text:span text:style-name="T35">your themes and</text:span> <text:span text:style-name="T35">characters/</text:span><text:span text:style-name="T37">char</text:span><text:span text:style-name="T38">a</text:span><text:span text:style-name="T37">cter sets</text:span><text:span text:style-name="T35"> from the following lists.</text:span></text:p>
      <text:p text:style-name="P13"/>
      <text:p text:style-name="P32">Themes</text:p>
      <text:list xml:id="list3407222462" text:style-name="L1">
        <text:list-item>
          <text:p text:style-name="P41">Coming of Age</text:p>
        </text:list-item>
        <text:list-item>
          <text:p text:style-name="P41">Identity and Cultural Heritage</text:p>
        </text:list-item>
        <text:list-item>
          <text:p text:style-name="P41">Good vs. Evil</text:p>
        </text:list-item>
        <text:list-item>
          <text:p text:style-name="P41">Faith and Doubt</text:p>
        </text:list-item>
        <text:list-item>
          <text:p text:style-name="P41">Nature and the Supernatural</text:p>
        </text:list-item>
        <text:list-item>
          <text:p text:style-name="P41">Family and Community</text:p>
        </text:list-item>
      </text:list>
      <text:p text:style-name="P15"/>
      <text:p text:style-name="P32">Characters/<text:span text:style-name="T37">Character Sets</text:span></text:p>
      <text:list xml:id="list477412607" text:style-name="L2">
        <text:list-item>
          <text:p text:style-name="P42">Antonio Márez</text:p>
        </text:list-item>
        <text:list-item>
          <text:p text:style-name="P42">Gabriel Márez</text:p>
        </text:list-item>
        <text:list-item>
          <text:p text:style-name="P42">María Luna Márez</text:p>
        </text:list-item>
        <text:list-item>
          <text:p text:style-name="P42">Andrew, Eugene, and León Márez</text:p>
        </text:list-item>
        <text:list-item>
          <text:p text:style-name="P42">Ultima</text:p>
        </text:list-item>
        <text:list-item>
          <text:p text:style-name="P42">Narciso</text:p>
        </text:list-item>
        <text:list-item>
          <text:p text:style-name="P42">Tenorio Trementina and his three daughters</text:p>
        </text:list-item>
        <text:list-item>
          <text:p text:style-name="P42">Cico, Florence, Samuel</text:p>
        </text:list-item>
      </text:list>
      <text:p text:style-name="P11"/>
      <text:p text:style-name="P12"><text:span text:style-name="T10">Your critique </text:span><text:span text:style-name="T9">is </text:span><text:span text:style-name="T3">DUE T</text:span><text:span text:style-name="T6">uesday</text:span><text:span text:style-name="T3">, A</text:span><text:span text:style-name="T6">ugust</text:span><text:span text:style-name="T3"> </text:span><text:span text:style-name="T6">12</text:span><text:span text:style-name="T3">, </text:span><text:span text:style-name="T4">2025</text:span><text:span text:style-name="T3"> </text:span><text:span text:style-name="T7">during your regularly scheduled class time at</text:span><text:span text:style-name="T3"> UTECA. </text:span></text:p>
      <text:p text:style-name="P27"/>
      <text:p text:style-name="P17"/>
      <text:p text:style-name="P17"/>
      <text:p text:style-name="P17"/>
      <text:p text:style-name="P17"/>
      <text:p text:style-name="P16"><text:soft-page-break/><text:span text:style-name="T30">F</text:span><text:span text:style-name="T29">ormatting </text:span><text:span text:style-name="T30">and Outline</text:span><text:span text:style-name="T29"> </text:span><text:span text:style-name="T30">Requirements </text:span><text:span text:style-name="T31">for the </text:span><text:span text:style-name="T30">Final Exam</text:span></text:p>
      <text:p text:style-name="P26">Overall document formatting requirements <text:span text:style-name="T52">for the final exam </text:span>are the same as for homework assignments, That is, <text:span text:style-name="T52">you must use</text:span></text:p>
      <text:list xml:id="list979076907" text:style-name="L3">
        <text:list-item>
          <text:p text:style-name="P43">12 pt Times New Roman font,</text:p>
        </text:list-item>
        <text:list-item>
          <text:p text:style-name="P43">0.5 in margins, <text:span text:style-name="T52">and</text:span></text:p>
        </text:list-item>
        <text:list-item>
          <text:p text:style-name="P43">single-spaced text.</text:p>
        </text:list-item>
      </text:list>
      <text:p text:style-name="P26"/>
      <text:p text:style-name="P26">The specific outline requirements <text:span text:style-name="T52">for the final exam </text:span>are given below along with the minimum content.</text:p>
      <text:p text:style-name="P35">----------------------------------------------------------------------------------------------------------------------------</text:p>
      <text:p text:style-name="P36"><text:span text:style-name="T32">Your </text:span>Name</text:p>
      <text:p text:style-name="P36">IT <text:span text:style-name="T33"># </text:span>(Marron)</text:p>
      <text:p text:style-name="P25">Date</text:p>
      <text:p text:style-name="P18"/>
      <text:p text:style-name="P31">Final Exam English IX</text:p>
      <text:p text:style-name="P28">A Critique of <text:span text:style-name="T28">Rudolfo Anaya</text:span>'s, <text:s/><text:span text:style-name="T26">Bless Me, Ultima</text:span></text:p>
      <text:p text:style-name="P17"/>
      <text:p text:style-name="P33">Introduction</text:p>
      <text:p text:style-name="P18">What is <text:span text:style-name="T26">Bless Me, Ultima</text:span>? Why is it important? </text:p>
      <text:p text:style-name="P18">Who is <text:span text:style-name="T28">Rudolfo Anaya</text:span>? Why is he famous? When did he publish the book</text:p>
      <text:p text:style-name="P18">Provide a very brief overview of the book</text:p>
      <text:p text:style-name="P17">Briefly explain what your critique will accomplish</text:p>
      <text:p text:style-name="P17"/>
      <text:p text:style-name="P17"><text:tab/></text:p>
      <text:p text:style-name="P22"><text:span text:style-name="T1">Major Theme Development</text:span><text:tab/></text:p>
      <text:p text:style-name="P17"><text:span text:style-name="T19">Theme 1</text:span><text:tab/><text:tab/><text:tab/></text:p>
      <text:p text:style-name="P17">Definition of the theme</text:p>
      <text:p text:style-name="P17">Describe how the theme is developed citing examples from the book</text:p>
      <text:p text:style-name="P17">Evaluate the author's ability to develop the theme</text:p>
      <text:p text:style-name="P17"><text:tab/><text:tab/></text:p>
      <text:p text:style-name="P19"><text:span text:style-name="T19">Theme </text:span><text:span text:style-name="T22">2 </text:span><text:tab/><text:tab/></text:p>
      <text:p text:style-name="P19">Definition of the theme</text:p>
      <text:p text:style-name="P19">Describe how the theme is developed citing examples from the book</text:p>
      <text:p text:style-name="P19">Evaluate the author's ability to develop the theme</text:p>
      <text:p text:style-name="P17"><text:tab/><text:tab/><text:tab/></text:p>
      <text:p text:style-name="P17"><text:tab/><text:tab/></text:p>
      <text:p text:style-name="P29">Character Development</text:p>
      <text:p text:style-name="P17"><text:span text:style-name="T19">Character/</text:span><text:span text:style-name="T23">Character Set</text:span><text:span text:style-name="T19"> 1</text:span><text:tab/></text:p>
      <text:p text:style-name="P17">Description of the character</text:p>
      <text:p text:style-name="P17">Describe how the character is developed citing examples from the book</text:p>
      <text:p text:style-name="P17">Evaluate the author's ability to develop the character</text:p>
      <text:p text:style-name="P17"><text:tab/><text:tab/></text:p>
      <text:p text:style-name="P20"><text:span text:style-name="T19">Character/</text:span><text:span text:style-name="T23">Character Set</text:span><text:span text:style-name="T19"> </text:span><text:span text:style-name="T23">2</text:span></text:p>
      <text:p text:style-name="P20">Description of the character</text:p>
      <text:p text:style-name="P20">Describe how the character is developed citing examples from the book</text:p>
      <text:p text:style-name="P20">Evaluate the author's ability to develop the character</text:p>
      <text:p text:style-name="P17"><text:soft-page-break/></text:p>
      <text:p text:style-name="P23"><text:span text:style-name="T8">Major </text:span><text:span text:style-name="T1">Story Arc</text:span></text:p>
      <text:p text:style-name="P24">Briefly define and/or diagram the major story arc <text:span text:style-name="T41">using the following standard chronological construction:</text:span></text:p>
      <text:list xml:id="list1786351139" text:style-name="L4">
        <text:list-item>
          <text:p text:style-name="P46"><text:span text:style-name="Strong_20_Emphasis"><text:span text:style-name="T44">Exposition</text:span></text:span><text:span text:style-name="Strong_20_Emphasis"><text:span text:style-name="T47">:</text:span></text:span><text:span text:style-name="T44"> Introduces the characters, setting, and initial situation.</text:span></text:p>
        </text:list-item>
        <text:list-item>
          <text:p text:style-name="P46"><text:span text:style-name="Strong_20_Emphasis"><text:span text:style-name="T44">Rising Action</text:span></text:span><text:span text:style-name="Strong_20_Emphasis"><text:span text:style-name="T47">:</text:span></text:span><text:span text:style-name="T44"> Builds tension and conflict, leading towards the climax. </text:span></text:p>
        </text:list-item>
        <text:list-item>
          <text:p text:style-name="P46"><text:span text:style-name="Strong_20_Emphasis"><text:span text:style-name="T44">Climax</text:span></text:span><text:span text:style-name="Strong_20_Emphasis"><text:span text:style-name="T47">:</text:span></text:span><text:span text:style-name="T44"> The turning point of the story, often the most intense moment of conflict. </text:span></text:p>
        </text:list-item>
        <text:list-item>
          <text:p text:style-name="P46"><text:span text:style-name="Strong_20_Emphasis"><text:span text:style-name="T44">Falling Action:</text:span></text:span><text:span text:style-name="T44"> The events following the climax, where the conflict begins to resolve.</text:span></text:p>
        </text:list-item>
        <text:list-item>
          <text:p text:style-name="P46"><text:span text:style-name="Strong_20_Emphasis"><text:span text:style-name="T44">Resolution:</text:span></text:span><text:span text:style-name="T44"> The conclusion of the story, where loose ends are tied up and the conflict is resolved</text:span></text:p>
        </text:list-item>
      </text:list>
      <text:p text:style-name="P40"/>
      <text:p text:style-name="P39"><text:span text:style-name="T48">Anaya’s W</text:span><text:span text:style-name="T49">riting </text:span><text:span text:style-name="T48">S</text:span><text:span text:style-name="T49">tyle</text:span></text:p>
      <text:p text:style-name="P21"><text:span text:style-name="T42">Evaluate </text:span><text:span text:style-name="T50">Rudolfo </text:span><text:span text:style-name="T42">Anaya’s writing style with regards to</text:span></text:p>
      <text:list xml:id="list3390772002" text:style-name="L5">
        <text:list-item>
          <text:p text:style-name="P47"><text:span text:style-name="T46">E</text:span><text:span text:style-name="T43">ase of reading</text:span></text:p>
        </text:list-item>
        <text:list-item>
          <text:p text:style-name="P48"><text:span text:style-name="T45">F</text:span><text:span text:style-name="T44">low </text:span><text:span text:style-name="T45">of text</text:span></text:p>
        </text:list-item>
        <text:list-item>
          <text:p text:style-name="P48"><text:span text:style-name="T45">Realistic </text:span><text:span text:style-name="T44">dialog</text:span></text:p>
        </text:list-item>
        <text:list-item>
          <text:p text:style-name="P48"><text:span text:style-name="T45">Excess </text:span><text:span text:style-name="T44">wordiness</text:span></text:p>
        </text:list-item>
        <text:list-item>
          <text:p text:style-name="P49"><text:span text:style-name="T46">E</text:span><text:span text:style-name="T44">motive </text:span><text:span text:style-name="T46">potential</text:span></text:p>
        </text:list-item>
        <text:list-item>
          <text:p text:style-name="P44">Logical connectivity</text:p>
        </text:list-item>
      </text:list>
      <text:p text:style-name="P17"/>
      <text:p text:style-name="P30">Conclusions</text:p>
      <text:list xml:id="list447761296" text:style-name="L6">
        <text:list-item>
          <text:p text:style-name="P45">Summarize Major Theme Development section</text:p>
        </text:list-item>
        <text:list-item>
          <text:p text:style-name="P45">Summarize Character Development section</text:p>
        </text:list-item>
        <text:list-item>
          <text:p text:style-name="P45">Summarize Story Arcs section</text:p>
        </text:list-item>
        <text:list-item>
          <text:p text:style-name="P45">Summarize Writing Style section</text:p>
        </text:list-item>
        <text:list-item>
          <text:p text:style-name="P45">State your personal opinion of the <text:span text:style-name="T53">novel</text:span></text:p>
        </text:list-item>
      </text:list>
      <text:p text:style-name="P34"/>
      <text:p text:style-name="P37"/>
      <text:p text:style-name="P38"/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7-17T18:35:35.568145730</dc:date>
    <meta:editing-duration>PT16H26M47S</meta:editing-duration>
    <meta:editing-cycles>151</meta:editing-cycles>
    <meta:generator>LibreOffice/7.3.7.2$Linux_X86_64 LibreOffice_project/30$Build-2</meta:generator>
    <meta:document-statistic meta:table-count="1" meta:image-count="1" meta:object-count="0" meta:page-count="3" meta:paragraph-count="90" meta:word-count="615" meta:character-count="3843" meta:non-whitespace-character-count="3323"/>
  </office:meta>
</office:document-meta>
</file>